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margin-top="0cm" fo:margin-bottom="0cm" loext:contextual-spacing="false" style:page-number="auto"/>
      <style:text-properties style:font-name="Arial" style:font-name-complex="Arial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La naranja</text:h>
      <text:p text:style-name="P2">Nombre común de un cítrico que producen diversos árboles. Entre las variedades más comunes cabe citar las naranjas amarga y dulce y la mandarina. El fruto es un hesperidio, que es una variante de la baya. Consta de varios carpelos o gajos fáciles de separar, cada uno de los cuales contiene una pulpa, de color variable entre el anaranjado y el rojo, jugosa y suculenta, varias semillas y numerosas células jugosas —cubiertas por un exocarpo coriáceo o cáscara de color anaranjado cuyo interior es blanco—, que contiene numerosas glándulas llenas de aceites esenciales. </text:p>
      <text:p text:style-name="P2">El naranjo es árbol de hoja perenne, y en raras ocasiones llega a 10 m de altura. Las hojas son ovales y lustrosas, y las flores —llamadas de azahar— blancas y fragantes. De la naranja se extraen tres aceites esenciales: esencia de naranja, que se obtiene de la cáscara del fruto y se usa sobre todo como agente aromatizante; petigrain, que se obtiene de las hojas y ramillas y se usa en perfumería; y esencia de neroli, extraída de las flores y usada como aromatizante y en perfumería.</text:p>
      <text:p text:style-name="P2">El naranjo, de gran importancia económica, se cultiva en regiones cálidas, aunque es nativo del sureste de Asia. Los árabes introdujeron la naranja agria en la región mediterránea hacia el siglo X; la variedad dulce la difundieron los comerciantes genoveses en el siglo XV.</text:p>
      <text:p text:style-name="P2">La variedad agria es amarga; se utiliza en jardinería como ornamental y se cultiva para obtener aceites esenciales, para elaborar mermelada y como patrón portainjertos. Es de corteza más dura, fina y rugosa que la de la naranja dulce. Las variedades comestibles se diferencian por su carne; la naranja dulce es de color cercano al rojo y gusto agridulce y delicado; la naranja sanguina o sangre de toro tiene la pulpa de color granate. </text:p>
      <text:p text:style-name="P2">La naranja zaján o cajal es un híbrido de los naranjos dulce y amargo. La variedad valenciana es muy apreciada; se caracteriza por carecer de semillas.</text:p>
      <text:p text:style-name="P2">El principal país productor de naranjas es Brasil, seguido de Estados Unidos, México, España, Italia, China, India, Egipto, Israel, Marruecos y Argentina. Una parte de la producción se vende en forma de fruto entero; el resto se usa para elaborar jugo congelado y envasado, extractos y conserva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orphans="0" fo:widows="0" style:text-autospace="none" style:writing-mode="lr-tb"/>
      <style:text-properties style:use-window-font-color="true" style:font-name="Tahoma" fo:font-family="Tahoma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color="#ffffff" fo:font-size="14pt" fo:font-weight="bold" style:letter-kerning="true" style:font-size-asian="14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color="#dc8300"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cap" style:family="paragraph" style:parent-style-name="Heading_20_1" style:default-outline-level="" style:list-style-name="">
      <style:paragraph-properties fo:margin-top="0cm" fo:margin-bottom="0cm" loext:contextual-spacing="false"/>
      <style:text-properties fo:color="#000000" style:font-name="Arial Narrow" fo:font-family="'Arial Narrow'" style:font-family-generic="swiss" style:font-pitch="variable" fo:font-size="9pt" fo:font-style="italic" fo:font-weight="normal" style:letter-kerning="true" style:font-size-asian="9pt" style:font-style-asian="italic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Num" style:family="paragraph" style:parent-style-name="Standard" style:list-style-name="WW8Num2">
      <style:paragraph-properties>
        <style:tab-stops>
          <style:tab-stop style:position="0.653cm"/>
        </style:tab-stops>
      </style:paragraph-properties>
      <style:text-properties fo:color="#000000" style:font-name-complex="Arial" style:font-family-complex="Arial" style:font-family-generic-complex="swiss" style:font-pitch-complex="variable" style:font-size-complex="10.5pt"/>
    </style:style>
    <style:style style:name="punts_20_3" style:display-name="punts 3" style:family="paragraph" style:parent-style-name="Standard">
      <style:text-properties fo:language="ca" fo:country="ES"/>
    </style:style>
    <style:style style:name="punts_20_1" style:display-name="punts 1" style:family="paragraph" style:parent-style-name="punts_20_3" style:list-style-name="WW8Num1"/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orphans="2" fo:widows="2" style:punctuation-wrap="simple" style:vertical-align="baseline">
        <style:tab-stops>
          <style:tab-stop style:position="15.002cm" style:type="right"/>
        </style:tab-stops>
      </style:paragraph-properties>
      <style:text-properties fo:language="ca" fo:country="ES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035cm" fo:margin-bottom="0.035cm" loext:contextual-spacing="false" fo:orphans="2" fo:widows="2" style:text-autospace="ideograph-alpha"/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2pt"/>
    </style:style>
    <style:style style:name="WW8Num1z0" style:family="text">
      <style:text-properties fo:color="#ff6600" style:font-name="Wingdings 3" fo:font-family="'Wingdings 3'" style:font-family-generic="roman" style:font-pitch="variable" style:font-charset="x-symbol" fo:font-size="9pt" fo:font-style="normal" fo:font-weight="bold" style:font-size-asian="9pt" style:font-style-asian="normal" style:font-weight-asian="bold" style:font-name-complex="Wingdings 3" style:font-family-complex="'Wingdings 3'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333399" style:font-name="Tahoma" fo:font-family="Tahoma" style:font-family-generic="swiss" style:font-pitch="variable" fo:font-size="14pt" fo:font-style="normal" fo:font-weight="bold" style:font-size-asian="14pt" style:font-style-asian="normal" style:font-weight-asian="bold" style:font-name-complex="Tahoma" style:font-family-complex="Tahoma" style:font-family-generic-complex="swiss" style:font-pitch-complex="variable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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Wingdings 3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naranja</dc:title>
    <meta:initial-creator>ibermudez</meta:initial-creator>
    <meta:creation-date>2003-10-15T12:22:00</meta:creation-date>
    <dc:creator>ibermudez</dc:creator>
    <dc:date>2003-10-15T12:22:00</dc:date>
    <meta:editing-cycles>1</meta:editing-cycles>
    <meta:document-statistic meta:table-count="0" meta:image-count="0" meta:object-count="0" meta:page-count="1" meta:paragraph-count="7" meta:word-count="375" meta:character-count="2222" meta:non-whitespace-character-count="1853"/>
    <meta:generator>LibreOffice/4.4.3.2$Windows_x86 LibreOffice_project/88805f81e9fe61362df02b9941de8e38a9b5fd16</meta:generator>
  </office:meta>
</office:document-meta>
</file>